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628346">
      <style:text-properties xlink:href="http://www.sueddeutsche.de/"/>
    </style:style>
  </office:automatic-styles>
  <office:body>
    <office:text>
      <text:p text:style-name="Standard"><text:a xlink:href="http://www.sueddeutsche.de/"><text:span text:style-name="a628346">h</text:span></text:a>ttp://www.sueddeutsche.de/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Hyperlink" style:family="text" style:name="Hyperlink">
      <style:text-properties fo:color="#0080C0" style:text-underline-style="soli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5</dc:date>
    <meta:editing-cycles>2</meta:editing-cycles>
    <meta:editing-duration>PT0.029S</meta:editing-duration>
  </office:meta>
</office:document-meta>
</file>